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12.3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0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1" office:value-type="string">
            <text:p>BOM Micro Quad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Nr.</text:p>
          </table:table-cell>
          <table:table-cell table:style-name="ce2" office:value-type="string">
            <text:p>Par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Pric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M32</text:p>
          </table:table-cell>
          <table:table-cell office:value-type="string">
            <text:p>µC</text:p>
          </table:table-cell>
          <table:table-cell table:style-name="ce4" office:value-type="float" office:value="1">
            <text:p>1</text:p>
          </table:table-cell>
          <table:table-cell office:value-type="currency" office:currency="EUR" office:value="3.5">
            <text:p>3,50 €</text:p>
          </table:table-cell>
          <table:table-cell table:formula="of:=[.E5]*[.D5]" office:value-type="currency" office:currency="EUR" office:value="3.5">
            <text:p>3,50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PU6000</text:p>
          </table:table-cell>
          <table:table-cell office:value-type="string">
            <text:p>3-Axis Gyro, 3-Axis ACC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25,00 €</text:p>
          </table:table-cell>
          <table:table-cell table:formula="of:=[.E6]*[.D6]" office:value-type="currency" office:currency="EUR" office:value="25">
            <text:p>25,00 €</text:p>
          </table:table-cell>
          <table:table-cell/>
          <table:table-cell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1000</text:p>
          </table:table-cell>
          <table:table-cell office:value-type="string">
            <text:p>2g Brushless Motor</text:p>
          </table:table-cell>
          <table:table-cell office:value-type="float" office:value="4">
            <text:p>4</text:p>
          </table:table-cell>
          <table:table-cell office:value-type="currency" office:currency="EUR" office:value="6">
            <text:p>6,00 €</text:p>
          </table:table-cell>
          <table:table-cell table:formula="of:=[.E7]*[.D7]" office:value-type="currency" office:currency="EUR" office:value="24">
            <text:p>24,0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“x2“ Prop</text:p>
          </table:table-cell>
          <table:table-cell office:value-type="string">
            <text:p>2x linksdrehen &amp; 2x rechtsdrehend</text:p>
          </table:table-cell>
          <table:table-cell office:value-type="float" office:value="4">
            <text:p>4</text:p>
          </table:table-cell>
          <table:table-cell office:value-type="currency" office:currency="EUR" office:value="0.79">
            <text:p>0,79 €</text:p>
          </table:table-cell>
          <table:table-cell table:formula="of:=[.E8]*[.D8]" office:value-type="currency" office:currency="EUR" office:value="3.16">
            <text:p>3,16 €</text:p>
          </table:table-cell>
          <table:table-cell/>
          <table:table-cell table:style-name="ce6"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CB</text:p>
          </table:table-cell>
          <table:table-cell office:value-type="string">
            <text:p>30cent/cm² + 1,5€ versand: A= 25cm²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9,00 €</text:p>
          </table:table-cell>
          <table:table-cell table:formula="of:=[.E9]*[.D9]" office:value-type="currency" office:currency="EUR" office:value="9">
            <text:p>9,00 €</text:p>
          </table:table-cell>
          <table:table-cell/>
          <table:table-cell office:value-type="string">
            <text:p>mikrocontroller.net platinensamml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encil</text:p>
          </table:table-cell>
          <table:table-cell office:value-type="string">
            <text:p>SMD Stencil</text:p>
          </table:table-cell>
          <table:table-cell office:value-type="float" office:value="1">
            <text:p>1</text:p>
          </table:table-cell>
          <table:table-cell office:value-type="currency" office:currency="EUR" office:value="13.5">
            <text:p>13,50 €</text:p>
          </table:table-cell>
          <table:table-cell table:formula="of:=[.E10]*[.D10]" office:value-type="currency" office:currency="EUR" office:value="13.5">
            <text:p>13,50 €</text:p>
          </table:table-cell>
          <table:table-cell/>
          <table:table-cell table:style-name="ce6" office:value-type="string">
            <text:p><text:a xlink:href="http://www.smtstencil.co.uk/">http://www.smtstencil.co.uk/</text:a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TD6505</text:p>
          </table:table-cell>
          <table:table-cell office:value-type="string">
            <text:p>Integrated Brushless DC controller IC</text:p>
          </table:table-cell>
          <table:table-cell office:value-type="float" office:value="4">
            <text:p>4</text:p>
          </table:table-cell>
          <table:table-cell office:value-type="currency" office:currency="EUR" office:value="1">
            <text:p>1,00 €</text:p>
          </table:table-cell>
          <table:table-cell table:formula="of:=[.E11]*[.D11]" office:value-type="currency" office:currency="EUR" office:value="4">
            <text:p>4,00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IPO</text:p>
          </table:table-cell>
          <table:table-cell office:value-type="string">
            <text:p>350mAh</text:p>
          </table:table-cell>
          <table:table-cell office:value-type="float" office:value="1">
            <text:p>1</text:p>
          </table:table-cell>
          <table:table-cell office:value-type="currency" office:currency="EUR" office:value="3.5">
            <text:p>3,50 €</text:p>
          </table:table-cell>
          <table:table-cell table:formula="of:=[.E12]*[.D12]" office:value-type="currency" office:currency="EUR" office:value="3.5">
            <text:p>3,5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mpfänger</text:p>
          </table:table-cell>
          <table:table-cell office:value-type="string">
            <text:p>Bluetooth?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10,00 €</text:p>
          </table:table-cell>
          <table:table-cell table:formula="of:=[.E13]*[.D13]" office:value-type="currency" office:currency="EUR" office:value="10">
            <text:p>10,00 €</text:p>
          </table:table-cell>
          <table:table-cell/>
          <table:table-cell office:value-type="string">
            <text:p><text:a xlink:href="http://www.ebay.de/">www.ebay.de</text:a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ubwise</text:p>
          </table:table-cell>
          <table:table-cell office:value-type="string">
            <text:p>Android bluetooth RC app</text:p>
          </table:table-cell>
          <table:table-cell office:value-type="float" office:value="1">
            <text:p>1</text:p>
          </table:table-cell>
          <table:table-cell office:value-type="currency" office:currency="EUR" office:value="0">
            <text:p>0,00 €</text:p>
          </table:table-cell>
          <table:table-cell table:formula="of:=[.E14]*[.D14]" office:value-type="currency" office:currency="EUR" office:value="0">
            <text:p>0,00 €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witch</text:p>
          </table:table-cell>
          <table:table-cell office:value-type="string">
            <text:p>PTS525</text:p>
          </table:table-cell>
          <table:table-cell office:value-type="float" office:value="1">
            <text:p>1</text:p>
          </table:table-cell>
          <table:table-cell office:value-type="currency" office:currency="EUR" office:value="0.6">
            <text:p>0,60 €</text:p>
          </table:table-cell>
          <table:table-cell table:formula="of:=[.E15]*[.D15]" office:value-type="currency" office:currency="EUR" office:value="0.6">
            <text:p>0,60 €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/>
          <table:table-cell table:style-name="Default"/>
          <table:table-cell table:formula="of:=[.E16]*[.D16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/>
          <table:table-cell table:style-name="Default"/>
          <table:table-cell table:formula="of:=[.E17]*[.D17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/>
          <table:table-cell table:style-name="Default"/>
          <table:table-cell table:formula="of:=[.E18]*[.D18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/>
          <table:table-cell table:style-name="Default"/>
          <table:table-cell table:formula="of:=[.E19]*[.D19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/>
          <table:table-cell table:style-name="Default"/>
          <table:table-cell table:formula="of:=[.E20]*[.D20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/>
          <table:table-cell table:style-name="Default"/>
          <table:table-cell table:formula="of:=[.E21]*[.D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tal</text:p>
          </table:table-cell>
          <table:table-cell table:number-columns-repeated="3"/>
          <table:table-cell table:style-name="Default"/>
          <table:table-cell table:formula="of:=SUM([.F5:.F21])" office:value-type="currency" office:currency="EUR" office:value="96.26">
            <text:p>96,26 €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.05.2012</text:date>, <text:time>17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6T21:56:19</meta:creation-date>
    <dc:date>2012-05-18T17:04:14</dc:date>
    <meta:editing-duration>PT35M18S</meta:editing-duration>
    <meta:editing-cycles>4</meta:editing-cycles>
    <meta:generator>LibreOffice/3.3$Linux LibreOffice_project/330m19$Build-401</meta:generator>
    <dc:creator>konstantin </dc:creator>
    <meta:document-statistic meta:table-count="3" meta:cell-count="108" meta:object-count="0"/>
  </office:meta>
</office:document-meta>
</file>